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Liberation_Serif_1.ttf" manifest:media-type="application/x-font-ttf"/>
  <manifest:file-entry manifest:full-path="Fonts/Font_Courier_New_1.ttf" manifest:media-type="application/x-font-ttf"/>
  <manifest:file-entry manifest:full-path="Fonts/Font_Liberation_Serif_2.ttf" manifest:media-type="application/x-font-ttf"/>
  <manifest:file-entry manifest:full-path="Fonts/Font_Courier_New_2.ttf" manifest:media-type="application/x-font-ttf"/>
  <manifest:file-entry manifest:full-path="Fonts/Font_Liberation_Serif_3.ttf" manifest:media-type="application/x-font-ttf"/>
  <manifest:file-entry manifest:full-path="Fonts/Font_Courier_New_3.ttf" manifest:media-type="application/x-font-ttf"/>
  <manifest:file-entry manifest:full-path="Fonts/Font_Liberation_Serif_4.ttf" manifest:media-type="application/x-font-ttf"/>
  <manifest:file-entry manifest:full-path="Fonts/Font_Courier_New_4.ttf" manifest:media-type="application/x-font-ttf"/>
  <manifest:file-entry manifest:full-path="Fonts/Font_Lucida_Sans_1.ttf" manifest:media-type="application/x-font-ttf"/>
  <manifest:file-entry manifest:full-path="Fonts/Font_Lucida_Sans_2.ttf" manifest:media-type="application/x-font-ttf"/>
  <manifest:file-entry manifest:full-path="Pictures/10000001000001B50000002545F32DC4B27E53FF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adornments="Обычный" style:font-family-generic="modern" style:font-pitch="fixed">
      <svg:font-face-src>
        <svg:font-face-uri xlink:href="Fonts/Font_Courier_New_1.ttf" xlink:type="simple" loext:font-style="normal" loext:font-weight="normal">
          <svg:font-face-format svg:string="truetype"/>
        </svg:font-face-uri>
        <svg:font-face-uri xlink:href="Fonts/Font_Courier_New_2.ttf" xlink:type="simple" loext:font-style="normal" loext:font-weight="bold">
          <svg:font-face-format svg:string="truetype"/>
        </svg:font-face-uri>
        <svg:font-face-uri xlink:href="Fonts/Font_Courier_New_3.ttf" xlink:type="simple" loext:font-style="italic" loext:font-weight="normal">
          <svg:font-face-format svg:string="truetype"/>
        </svg:font-face-uri>
        <svg:font-face-uri xlink:href="Fonts/Font_Courier_New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iberation Serif1" svg:font-family="'Liberation Serif'" style:font-adornments="Обычный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ucida Sans" svg:font-family="'Lucida Sans'" style:font-family-generic="swiss">
      <svg:font-face-src>
        <svg:font-face-uri xlink:href="Fonts/Font_Lucida_Sans_1.ttf" xlink:type="simple" loext:font-style="normal" loext:font-weight="normal">
          <svg:font-face-format svg:string="truetype"/>
        </svg:font-face-uri>
        <svg:font-face-uri xlink:href="Fonts/Font_Lucida_Sans_2.ttf" xlink:type="simple" loext:font-style="italic" loext:font-weight="normal">
          <svg:font-face-format svg:string="truetype"/>
        </svg:font-face-uri>
      </svg:font-face-src>
    </style:font-face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2484e8" officeooo:paragraph-rsid="002484e8"/>
    </style:style>
    <style:style style:name="P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3e8051" officeooo:paragraph-rsid="003e8051"/>
    </style:style>
    <style:style style:name="P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3e8051" officeooo:paragraph-rsid="003e8051"/>
    </style:style>
    <style:style style:name="P4" style:family="paragraph" style:parent-style-name="Text_20_body">
      <style:text-properties fo:language="ru" fo:country="RU" officeooo:rsid="00446da5" officeooo:paragraph-rsid="00446da5"/>
    </style:style>
    <style:style style:name="P5" style:family="paragraph" style:parent-style-name="Листинг_20_программы">
      <style:paragraph-properties fo:margin-top="0cm" fo:margin-bottom="0cm" style:contextual-spacing="true" fo:line-height="100%" fo:hyphenation-ladder-count="no-limit">
        <style:tab-stops/>
      </style:paragraph-properties>
      <style:text-properties style:font-name="Courier New" fo:font-size="10pt" fo:hyphenate="false" fo:hyphenation-remain-char-count="2" fo:hyphenation-push-char-count="2" loext:hyphenation-no-caps="false"/>
    </style:style>
    <style:style style:name="P6" style:family="paragraph" style:parent-style-name="Text_20_body">
      <style:text-properties officeooo:rsid="0047c907" officeooo:paragraph-rsid="0047c907"/>
    </style:style>
    <style:style style:name="P7" style:family="paragraph" style:parent-style-name="Text_20_body">
      <style:text-properties officeooo:rsid="003e8051" officeooo:paragraph-rsid="003e8051"/>
    </style:style>
    <style:style style:name="P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3e8051" officeooo:paragraph-rsid="003e8051"/>
    </style:style>
    <style:style style:name="P9" style:family="paragraph" style:parent-style-name="Листинг_20_программы" style:master-page-name="">
      <style:paragraph-properties fo:margin-top="0cm" fo:margin-bottom="0cm" style:contextual-spacing="true" fo:line-height="100%" fo:hyphenation-ladder-count="no-limit" style:page-number="auto">
        <style:tab-stops/>
      </style:paragraph-properties>
      <style:text-properties style:font-name="Courier New" fo:font-size="10pt" fo:hyphenate="false" fo:hyphenation-remain-char-count="2" fo:hyphenation-push-char-count="2" loext:hyphenation-no-caps="false"/>
    </style:style>
    <style:style style:name="P10" style:family="paragraph" style:parent-style-name="Листинг_20_программы">
      <style:paragraph-properties fo:margin-top="0cm" fo:margin-bottom="0cm" style:contextual-spacing="true" fo:line-height="100%" fo:hyphenation-ladder-count="no-limit">
        <style:tab-stops/>
      </style:paragraph-properties>
      <style:text-properties style:font-name="Courier New" fo:font-size="10pt" fo:hyphenate="false" fo:hyphenation-remain-char-count="2" fo:hyphenation-push-char-count="2" loext:hyphenation-no-caps="false"/>
    </style:style>
    <style:style style:name="T1" style:family="text">
      <style:text-properties fo:language="en" fo:country="US" officeooo:rsid="00417044"/>
    </style:style>
    <style:style style:name="T2" style:family="text">
      <style:text-properties officeooo:rsid="002484e8"/>
    </style:style>
    <style:style style:name="T3" style:family="text">
      <style:text-properties officeooo:rsid="0041fa50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41fa50"/>
    </style:style>
    <style:style style:name="T6" style:family="text">
      <style:text-properties fo:language="ru" fo:country="RU" officeooo:rsid="00475883"/>
    </style:style>
    <style:style style:name="T7" style:family="text">
      <style:text-properties officeooo:rsid="0044c9ce"/>
    </style:style>
    <style:style style:name="T8" style:family="text">
      <style:text-properties officeooo:rsid="00475883"/>
    </style:style>
    <style:style style:name="T9" style:family="text">
      <style:text-properties officeooo:rsid="004a7872"/>
    </style:style>
    <style:style style:name="fr1" style:family="graphic" style:parent-style-name="Frame">
      <style:graphic-properties fo:margin-left="0cm" fo:margin-right="0cm" fo:margin-top="0.499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1" text:separation-character="." text:name="Drawing"/>
        <text:sequence-decl text:display-outline-level="0" text:name="Figure"/>
      </text:sequence-decls>
      <text:h text:style-name="Heading_20_1" text:outline-level="1">Лабораторная работа №<text:span text:style-name="T1">6</text:span></text:h>
      <text:p text:style-name="Title">Анализ алгоритмов сортировки</text:p>
      <text:h text:style-name="Heading_20_2" text:outline-level="2">Цель работы</text:h>
      <text:p text:style-name="Text_20_body"><text:span text:style-name="T8">И</text:span>зучение метода построения кратчайших остовы<text:span text:style-name="T6">х</text:span> деревьев графа на примере алгоритма Прима-Краска<text:span text:style-name="T8">ла</text:span>.</text:p>
      <text:h text:style-name="Heading_20_2" text:outline-level="2">Текст задания</text:h>
      <text:p text:style-name="P6">На основе графа из <text:span text:style-name="T4">лабораторной работы 5 составить программу, определяющую кратчайшее остовое дерево графа с помощью алгоритма Прима-Краскала.</text:span></text:p>
      <text:h text:style-name="Heading_20_2" text:outline-level="2">Ход выполнения работы</text:h>
      <text:h text:style-name="Heading_20_3" text:outline-level="3">Листинг программы</text:h>
      <text:p text:style-name="Text_20_body">Исходный код программы представлен ниже <text:span text:style-name="T2">в Листинге 1</text:span>. </text:p>
      <text:p text:style-name="P1">Листинг 1 — Код программы</text:p>
      <text:p text:style-name="P9">#include &lt;iostream&gt;</text:p>
      <text:p text:style-name="P5">#include &lt;iomanip&gt;</text:p>
      <text:p text:style-name="P5">#include &lt;fstream&gt;</text:p>
      <text:p text:style-name="P5">#include &lt;string&gt;</text:p>
      <text:p text:style-name="P5">#include &lt;sstream&gt;</text:p>
      <text:p text:style-name="P5">namespace lab8</text:p>
      <text:p text:style-name="P5">{</text:p>
      <text:p text:style-name="P5"><text:s text:c="4"/>class Graph;</text:p>
      <text:p text:style-name="P5"><text:s text:c="4"/>/* Тип: длина пути от одной вершины к другой. */</text:p>
      <text:p text:style-name="P5"><text:s text:c="4"/>using length = unsigned int;</text:p>
      <text:p text:style-name="P5"><text:s text:c="4"/>/* Длина пути между несвязанными узлами. */</text:p>
      <text:p text:style-name="P5"><text:s text:c="4"/>constexpr length NO_WAY = (length) -1;</text:p>
      <text:p text:style-name="P5"><text:s text:c="4"/>/* Значение по умолчанию в new_names_for_nodes_. */</text:p>
      <text:p text:style-name="P5"><text:s text:c="4"/>constexpr int UNSET_NEW_NODE_NAME = -1;</text:p>
      <text:p text:style-name="P5"><text:s text:c="4"/>/* Получить суммарную длину кратчайшего остового дерева. */</text:p>
      <text:p text:style-name="P5"><text:s text:c="4"/>length ask_God_for_answer(const Graph&amp; graph, int start_node);</text:p>
      <text:p text:style-name="P5"><text:s text:c="4"/>/* Граф */</text:p>
      <text:p text:style-name="P5"><text:s text:c="4"/>class Graph</text:p>
      <text:p text:style-name="P5"><text:s text:c="4"/>{</text:p>
      <text:p text:style-name="P5"><text:s text:c="8"/>friend length ask_God_for_answer(const Graph&amp; graph, int start_node);</text:p>
      <text:p text:style-name="P5"><text:s text:c="8"/></text:p>
      <text:p text:style-name="P5"><text:s text:c="8"/>public:</text:p>
      <text:p text:style-name="P5"><text:s text:c="12"/>/* Заполнить граф данными, вводимыми пользователем. */</text:p>
      <text:p text:style-name="P5"><text:s text:c="12"/>Graph (int node_count);</text:p>
      <text:p text:style-name="P5"><text:s text:c="12"/>/* Заполнить граф на основе данных из файла. */</text:p>
      <text:p text:style-name="P5"><text:s text:c="12"/>Graph (const std::string&amp; filename);</text:p>
      <text:p text:style-name="P5"><text:s text:c="12"/>/* Преобразование в строку. */</text:p>
      <text:p text:style-name="P5"><text:s text:c="12"/>operator std::string() const;</text:p>
      <text:p text:style-name="P5"><text:s text:c="12"/>Graph () = delete;</text:p>
      <text:p text:style-name="P5"><text:soft-page-break/><text:s text:c="12"/>Graph (const Graph&amp;) = delete;</text:p>
      <text:p text:style-name="P5"><text:s text:c="12"/>~Graph();</text:p>
      <text:p text:style-name="P5"><text:s text:c="8"/>private:</text:p>
      <text:p text:style-name="P5"><text:s text:c="12"/>/* Таблица точек. */</text:p>
      <text:p text:style-name="P5"><text:s text:c="12"/>length **table_;</text:p>
      <text:p text:style-name="P5"><text:s text:c="12"/>/* Количество точек в графе. */</text:p>
      <text:p text:style-name="P5"><text:s text:c="12"/>int node_count_;</text:p>
      <text:p text:style-name="P5"><text:s text:c="4"/>};</text:p>
      <text:p text:style-name="P5">}</text:p>
      <text:p text:style-name="P5">using namespace std;</text:p>
      <text:p text:style-name="P5">int main (void)</text:p>
      <text:p text:style-name="P5">{</text:p>
      <text:p text:style-name="P5"><text:s text:c="4"/>lab8::Graph g{"./table-1.dat"};</text:p>
      <text:p text:style-name="P5"><text:s text:c="4"/>cout &lt;&lt; "Ответ: " &lt;&lt; lab8::ask_God_for_answer(g, 0) &lt;&lt; endl;</text:p>
      <text:p text:style-name="P5"><text:s text:c="4"/>return 0;</text:p>
      <text:p text:style-name="P5">}</text:p>
      <text:p text:style-name="P5">using namespace lab8;</text:p>
      <text:p text:style-name="P5">Graph::Graph (int node_count)</text:p>
      <text:p text:style-name="P5"><text:s text:c="4"/>: table_ (nullptr), node_count_ (node_count)</text:p>
      <text:p text:style-name="P5">{</text:p>
      <text:p text:style-name="P5"><text:s text:c="4"/>/* Создание пустой таблицы для графа. */</text:p>
      <text:p text:style-name="P5"><text:s text:c="4"/>table_ = new length*[node_count_];</text:p>
      <text:p text:style-name="P5"><text:s text:c="4"/>for (int row = 0; row &lt; node_count_; row++)</text:p>
      <text:p text:style-name="P5"><text:s text:c="8"/>table_[row] = new length[node_count_];</text:p>
      <text:p text:style-name="P5"><text:s text:c="4"/>/* Ручное заполнение данных о графе. */</text:p>
      <text:p text:style-name="P5"><text:s text:c="4"/>for (int row = 0; row &lt; node_count_; row++)</text:p>
      <text:p text:style-name="P5"><text:s text:c="8"/>for (int col = 0; col &lt; node_count_; col++)</text:p>
      <text:p text:style-name="P5"><text:s text:c="8"/>{</text:p>
      <text:p text:style-name="P5"><text:s text:c="12"/>std::cout &lt;&lt; "Введите длину пути из " &lt;&lt; (row + 1)</text:p>
      <text:p text:style-name="P5"><text:s text:c="22"/>&lt;&lt; " в " &lt;&lt; (col + 1) &lt;&lt; ": ";</text:p>
      <text:p text:style-name="P5"><text:s text:c="12"/>std::cin &gt;&gt; table_[row][col];</text:p>
      <text:p text:style-name="P5"><text:s text:c="8"/>}</text:p>
      <text:p text:style-name="P5"><text:s text:c="4"/></text:p>
      <text:p text:style-name="P5"><text:s text:c="4"/>return;</text:p>
      <text:p text:style-name="P5">}</text:p>
      <text:p text:style-name="P5">Graph::Graph (const std::string&amp; filename)</text:p>
      <text:p text:style-name="P5"><text:s text:c="4"/>: table_ (nullptr), node_count_ (0)</text:p>
      <text:p text:style-name="P5">{</text:p>
      <text:p text:style-name="P5"><text:s text:c="4"/>std::ifstream file{filename};</text:p>
      <text:p text:style-name="P5"><text:s text:c="4"/>/* Попытка прочитать данные из файла. */</text:p>
      <text:p text:style-name="P5"><text:s text:c="4"/>node_count_ = -1;</text:p>
      <text:p text:style-name="P5"><text:s text:c="4"/>file &gt;&gt; node_count_;</text:p>
      <text:p text:style-name="P5"><text:s text:c="4"/>if (node_count_ == -1)</text:p>
      <text:p text:style-name="P5"><text:s text:c="4"/>{</text:p>
      <text:p text:style-name="P5"><text:s text:c="8"/>std::cerr &lt;&lt; "[ОШИБКА] Не удалось считать данные из файла. Файл повреждён." &lt;&lt; std::endl;</text:p>
      <text:p text:style-name="P5"><text:s text:c="8"/>return;</text:p>
      <text:p text:style-name="P5"><text:s text:c="4"/>}</text:p>
      <text:p text:style-name="P5"><text:s text:c="4"/>/* Создание таблица с точками графа. */</text:p>
      <text:p text:style-name="P5"><text:s text:c="4"/>if (table_ == nullptr)</text:p>
      <text:p text:style-name="P5"><text:s text:c="4"/>{</text:p>
      <text:p text:style-name="P5"><text:s text:c="8"/>table_ = new length*[node_count_];</text:p>
      <text:p text:style-name="P5"><text:s text:c="8"/>for (int row = 0; row &lt; node_count_; row++)</text:p>
      <text:p text:style-name="P5"><text:s text:c="12"/>table_[row] = new length[node_count_];</text:p>
      <text:p text:style-name="P5"><text:s text:c="4"/>}</text:p>
      <text:p text:style-name="P5"><text:s text:c="4"/>/* Заполнение таблицы из файла. */</text:p>
      <text:p text:style-name="P5"><text:s text:c="4"/>for (int row = 0; row &lt; node_count_; row++)</text:p>
      <text:p text:style-name="P5"><text:s text:c="8"/>for (int col = 0; col &lt; node_count_; col++)</text:p>
      <text:p text:style-name="P5"><text:s text:c="12"/>if (!file.eof())</text:p>
      <text:p text:style-name="P5"><text:s text:c="12"/>{</text:p>
      <text:p text:style-name="P5"><text:s text:c="16"/>file &gt;&gt; table_[row][col];</text:p>
      <text:p text:style-name="P5"><text:soft-page-break/><text:s text:c="16"/>if (table_[row][col] == 0)</text:p>
      <text:p text:style-name="P5"><text:s text:c="20"/>table_[row][col] = NO_WAY;</text:p>
      <text:p text:style-name="P5"><text:s text:c="12"/>}</text:p>
      <text:p text:style-name="P5"><text:s text:c="12"/>else</text:p>
      <text:p text:style-name="P5"><text:s text:c="16"/>table_[row][col] = NO_WAY;</text:p>
      <text:p text:style-name="P5"><text:s text:c="4"/></text:p>
      <text:p text:style-name="P5"><text:s text:c="4"/>return;</text:p>
      <text:p text:style-name="P5">}</text:p>
      <text:p text:style-name="P5">Graph::~Graph ()</text:p>
      <text:p text:style-name="P5">{</text:p>
      <text:p text:style-name="P5"><text:s text:c="4"/>for (int row = 0; row &lt; node_count_; row++)</text:p>
      <text:p text:style-name="P5"><text:s text:c="8"/>delete []table_[row];</text:p>
      <text:p text:style-name="P5"><text:s text:c="4"/>delete []table_;</text:p>
      <text:p text:style-name="P5">}</text:p>
      <text:p text:style-name="P5">Graph::operator string () const</text:p>
      <text:p text:style-name="P5">{</text:p>
      <text:p text:style-name="P5"><text:s text:c="4"/>int col, row;</text:p>
      <text:p text:style-name="P5"><text:s text:c="4"/>stringstream out;</text:p>
      <text:p text:style-name="P5"><text:s text:c="4"/></text:p>
      <text:p text:style-name="P5"><text:s text:c="4"/>out &lt;&lt; " <text:s text:c="2"/>";</text:p>
      <text:p text:style-name="P5"><text:s text:c="4"/>for (col = 0; col &lt; node_count_; col++)</text:p>
      <text:p text:style-name="P5"><text:s text:c="8"/>out &lt;&lt; setw (3) &lt;&lt; (col + 1) &lt;&lt; " ";</text:p>
      <text:p text:style-name="P5"><text:s text:c="4"/>out &lt;&lt; "\n";</text:p>
      <text:p text:style-name="P5"><text:s text:c="4"/></text:p>
      <text:p text:style-name="P5"><text:s text:c="4"/>for (row = 0; row &lt; node_count_; row++)</text:p>
      <text:p text:style-name="P5"><text:s text:c="4"/>{</text:p>
      <text:p text:style-name="P5"><text:s text:c="8"/>out &lt;&lt; setw (2) &lt;&lt; (row + 1) &lt;&lt; " ";</text:p>
      <text:p text:style-name="P5"><text:s text:c="8"/>for (col = 0; col &lt; node_count_; col++)</text:p>
      <text:p text:style-name="P5"><text:s text:c="12"/>out &lt;&lt; setw (3) &lt;&lt; (table_[row][col] != NO_WAY ? table_[row][col] : 0) &lt;&lt; " ";</text:p>
      <text:p text:style-name="P5"><text:s text:c="8"/>out &lt;&lt; "\n";</text:p>
      <text:p text:style-name="P5"><text:s text:c="4"/>}</text:p>
      <text:p text:style-name="P5"><text:s text:c="4"/>return out.str();</text:p>
      <text:p text:style-name="P5">}</text:p>
      <text:p text:style-name="P5">length lab8::ask_God_for_answer(const Graph&amp; graph, int start_node)</text:p>
      <text:p text:style-name="P5">{</text:p>
      <text:p text:style-name="P5"><text:s text:c="4"/>length out = 0;</text:p>
      <text:p text:style-name="P5"><text:s text:c="4"/>int node_from, node_to;</text:p>
      <text:p text:style-name="P5"><text:s text:c="4"/>bool is_node_marked[graph.node_count_];</text:p>
      <text:p text:style-name="P5"><text:s text:c="4"/>/* Присвоение начальных значений. */</text:p>
      <text:p text:style-name="P5"><text:s text:c="4"/>for (int i = 0; i &lt; graph.node_count_; i++)</text:p>
      <text:p text:style-name="P5"><text:s text:c="8"/>is_node_marked[i] = false;</text:p>
      <text:p text:style-name="P5"><text:s text:c="4"/>is_node_marked[start_node] = true;</text:p>
      <text:p text:style-name="P5"><text:s text:c="4"/>for (int i = 0; i &lt; graph.node_count_ - 1; i++)</text:p>
      <text:p text:style-name="P5"><text:s text:c="4"/>{</text:p>
      <text:p text:style-name="P5"><text:s text:c="8"/>node_from = node_to = -1;</text:p>
      <text:p text:style-name="P5"><text:s text:c="8"/>for (int j = 0; j &lt; graph.node_count_; j++)</text:p>
      <text:p text:style-name="P5"><text:s text:c="12"/>if (is_node_marked[j])</text:p>
      <text:p text:style-name="P5"><text:s text:c="16"/>for (int k = 0; k &lt; graph.node_count_; k++)</text:p>
      <text:p text:style-name="P5"><text:s text:c="20"/>if ( !is_node_marked[k]</text:p>
      <text:p text:style-name="P5"><text:s text:c="24"/>&amp;&amp; graph.table_[j][k] != NO_WAY</text:p>
      <text:p text:style-name="P5"><text:s text:c="24"/>&amp;&amp; (node_to == -1 ||</text:p>
      <text:p text:style-name="P5"><text:s text:c="28"/>graph.table_[node_from][node_to] &gt; graph.table_[j][k]) )</text:p>
      <text:p text:style-name="P5"><text:s text:c="20"/>{</text:p>
      <text:p text:style-name="P5"><text:s text:c="24"/>node_from = j;</text:p>
      <text:p text:style-name="P5"><text:s text:c="24"/>node_to = k;</text:p>
      <text:p text:style-name="P5"><text:s text:c="20"/>}</text:p>
      <text:p text:style-name="P5"><text:s text:c="8"/></text:p>
      <text:p text:style-name="P5"><text:s text:c="8"/>if (node_from == -1)</text:p>
      <text:p text:style-name="P5"><text:s text:c="8"/>{</text:p>
      <text:p text:style-name="P5"><text:soft-page-break/><text:s text:c="12"/>cout &lt;&lt; "[ОШИБКА] Не удалось соединить все точки." &lt;&lt; endl;</text:p>
      <text:p text:style-name="P5"><text:s text:c="12"/>return NO_WAY;</text:p>
      <text:p text:style-name="P5"><text:s text:c="8"/>}</text:p>
      <text:p text:style-name="P5"><text:s text:c="8"/>out += graph.table_[node_from][node_to];</text:p>
      <text:p text:style-name="P5"><text:s text:c="8"/>is_node_marked[node_to] = true;</text:p>
      <text:p text:style-name="P5"><text:s text:c="4"/>}</text:p>
      <text:p text:style-name="P5"><text:s text:c="4"/>return out;</text:p>
      <text:p text:style-name="P5">}</text:p>
      <text:p text:style-name="P5"/>
      <text:h text:style-name="Heading_20_3" text:outline-level="3">Тестовые примеры</text:h>
      <text:p text:style-name="P7">После написания программы был произведён запуск. Результат выполнения показан на рисунке <text:span text:style-name="T9">6.1.</text:span></text:p>
      <text:p text:style-name="P2"><draw:frame draw:style-name="fr1" draw:name="Врезка1" text:anchor-type="as-char" svg:width="11.562cm" draw:z-index="0"><draw:text-box fo:min-height="0.979cm"><text:p text:style-name="Drawing"><draw:frame draw:style-name="fr2" draw:name="Изображение1" text:anchor-type="paragraph" svg:width="11.562cm" style:rel-width="100%" svg:height="0.979cm" style:rel-height="scale" draw:z-index="1"><draw:image xlink:href="Pictures/10000001000001B50000002545F32DC4B27E53FF.png" xlink:type="simple" xlink:show="embed" xlink:actuate="onLoad" draw:mime-type="image/png"/></draw:frame>Рисунок <text:sequence text:ref-name="refDrawing0" text:name="Drawing" text:formula="ooow:Drawing+1" style:num-format="1">6.1</text:sequence><text:s/>- Результат выполнения программы</text:p></draw:text-box></draw:frame></text:p>
      <text:h text:style-name="Heading_20_2" text:outline-level="2" text:is-list-header="true">Вывод</text:h>
      <text:p text:style-name="P4">При выполнении данной лабораторной работы был <text:span text:style-name="T9">изучен алгоритм нахождения кратчайших остовых деревьев Прима-Краскала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hyphenation-ladder-count="no-limit" style:page-number="auto">
        <style:tab-stops/>
      </style:paragraph-properties>
      <style:text-properties fo:font-size="14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 style:master-page-name="">
      <style:paragraph-properties fo:margin-top="0cm" fo:margin-bottom="0cm" style:contextual-spacing="false" style:page-number="auto" fo:keep-with-next="always"/>
      <style:text-properties style:font-name="Liberation Serif1" fo:font-family="'Liberation Serif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indent="1cm" style:auto-text-indent="false" style:page-number="auto">
        <style:tab-stops>
          <style:tab-stop style:position="1cm"/>
        </style:tab-stops>
      </style:paragraph-properties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 style:master-page-name="">
      <style:paragraph-properties fo:margin-top="0cm" fo:margin-bottom="0cm" style:contextual-spacing="false" fo:text-align="start" style:justify-single-word="false" style:page-number="auto" text:number-lines="false" text:line-number="0"/>
      <style:text-properties fo:font-size="14pt" fo:font-style="normal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text-align="justify" style:justify-single-word="false"/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fo:text-align="center" style:justify-single-word="false" style:page-number="auto" fo:break-before="page">
        <style:tab-stops/>
      </style:paragraph-properties>
      <style:text-properties fo:font-size="14pt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499cm" fo:margin-bottom="0cm" style:contextual-spacing="false" fo:text-indent="1cm" style:auto-text-indent="false" style:page-number="auto">
        <style:tab-stops/>
      </style:paragraph-properties>
      <style:text-properties fo:font-size="14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.199cm" style:contextual-spacing="false" fo:text-indent="1cm" style:auto-text-indent="false" style:page-number="auto"/>
      <style:text-properties fo:font-size="14pt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499cm" fo:margin-bottom="0.499cm" style:contextual-spacing="false" fo:text-indent="1cm" style:auto-text-indent="false" style:page-number="auto"/>
      <style:text-properties fo:font-size="14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>
        <style:tab-stops/>
      </style:paragraph-properties>
      <style:text-properties fo:font-size="14pt" fo:font-weight="normal" style:font-size-asian="28pt" style:font-weight-asian="bold" style:font-size-complex="28pt" style:font-weight-complex="bold"/>
    </style:style>
    <style:style style:name="Листинг_20_программы" style:display-name="Листинг программы" style:family="paragraph" style:parent-style-name="Standard" style:auto-update="true" style:master-page-name="">
      <style:paragraph-properties fo:margin-top="0cm" fo:margin-bottom="0cm" style:contextual-spacing="true" fo:line-height="100%" fo:text-align="start" style:justify-single-word="false" fo:hyphenation-ladder-count="no-limit" style:page-number="auto">
        <style:tab-stops/>
      </style:paragraph-properties>
      <style:text-properties style:font-name="Courier New" fo:font-family="'Courier New'" style:font-style-name="Обычный" style:font-family-generic="modern" style:font-pitch="fixed" fo:font-size="10pt" fo:hyphenate="false" fo:hyphenation-remain-char-count="2" fo:hyphenation-push-char-count="2" loext:hyphenation-no-caps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er_20_and_20_Footer" style:display-name="Header and Footer" style:family="paragraph" style:parent-style-name="Standard" style:class="extra" style:master-page-name="">
      <style:paragraph-properties fo:line-height="100%"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Graphics" style:family="graphic">
      <style:graphic-properties text:anchor-type="as-char" svg:x="0cm" svg:y="0cm" fo:margin-top="0.499cm" fo:margin-bottom="0cm" style:wrap="dynamic" style:number-wrapped-paragraphs="no-limit" style:wrap-contour="false" style:vertical-pos="top" style:vertical-rel="baseline" style:horizontal-pos="center" style:horizontal-rel="paragraph" draw:wrap-influence-on-position="once-concurrent" loext:allow-overlap="tru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-left="0.15cm" fo:padding-right="0.15cm" fo:padding-top="0.499cm" fo:padding-bottom="0.499cm" fo:border="none" draw:wrap-influence-on-position="once-concurrent" loext:allow-overlap="true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draw:wrap-influence-on-position="once-concurrent" loext:allow-overlap="tru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 %1%" style:num-prefix=" " style:num-format="1" text:start-value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 %1%.%2%.%3%." style:num-prefix=" 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 %1%.%2%.%3%.%4%." style:num-prefix=" 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 %1%.%2%.%3%.%4%.%5%.%6%." style:num-prefix=" 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4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5T09:34:38.214000000</meta:creation-date>
    <meta:editing-duration>PT1H51M24S</meta:editing-duration>
    <meta:editing-cycles>27</meta:editing-cycles>
    <meta:generator>LibreOffice/7.3.0.3$Windows_X86_64 LibreOffice_project/0f246aa12d0eee4a0f7adcefbf7c878fc2238db3</meta:generator>
    <dc:subject>Тема Лабораторной работы</dc:subject>
    <dc:title>Шаблон Лабораторной работы</dc:title>
    <dc:date>2022-05-12T09:03:18.647000000</dc:date>
    <meta:document-statistic meta:table-count="0" meta:image-count="1" meta:object-count="0" meta:page-count="4" meta:paragraph-count="173" meta:word-count="708" meta:character-count="5479" meta:non-whitespace-character-count="3888"/>
  </office:meta>
</office:document-meta>
</file>